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1acaf" officeooo:paragraph-rsid="0011acaf"/>
    </style:style>
    <style:style style:name="P2" style:family="paragraph" style:parent-style-name="Title">
      <style:text-properties officeooo:rsid="0011acaf" officeooo:paragraph-rsid="0011ac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plan</text:p>
      <text:p text:style-name="P1">stap 1:</text:p>
      <text:p text:style-name="P1"><text:tab/>neem pi’s als access points (AP)</text:p>
      <text:p text:style-name="P1">stap 2:</text:p>
      <text:p text:style-name="P1"><text:tab/>run programma en kijk naar resultaten die in console geprint worden</text:p>
      <text:p text:style-name="P1">stap 3:</text:p>
      <text:p text:style-name="P1"><text:tab/>huilen omdat de resultaten niet overeen komen met de werkelijkheid :,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6:15:28.399952015</meta:creation-date>
    <dc:date>2019-01-28T16:17:43.786981476</dc:date>
    <meta:editing-duration>PT2M18S</meta:editing-duration>
    <meta:editing-cycles>1</meta:editing-cycles>
    <meta:document-statistic meta:table-count="0" meta:image-count="0" meta:object-count="0" meta:page-count="1" meta:paragraph-count="7" meta:word-count="35" meta:character-count="201" meta:non-whitespace-character-count="170"/>
    <meta:generator>LibreOffice/6.1.4.2$Linux_X86_64 LibreOffice_project/10$Build-2</meta:generator>
  </office:meta>
</office:document-meta>
</file>